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Microsoft YaHei" style:language-asian="zh" style:country-asian="CN" style:font-weight-asian="normal" style:font-name-complex="Mangal" style:font-size-complex="10pt" style:language-complex="hi" style:country-complex="IN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Qt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Valor Unitário</text:p>
          </table:table-cell>
          <table:table-cell table:style-name="ce1" office:value-type="string" calcext:value-type="string">
            <text:p>Valor To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ixa de cabo UTP Cat6 Furukawa 305m</text:p>
          </table:table-cell>
          <table:table-cell office:value-type="currency" office:currency="BRL" office:value="930" calcext:value-type="currency">
            <text:p>R$ 930,00</text:p>
          </table:table-cell>
          <table:table-cell office:value-type="currency" office:currency="BRL" office:value="4650" calcext:value-type="currency">
            <text:p>R$ 4.650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O D48 Furukawa </text:p>
          </table:table-cell>
          <table:table-cell table:number-columns-repeated="2" office:value-type="currency" office:currency="BRL" office:value="308" calcext:value-type="currency">
            <text:p>R$ 308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t Bandeja de Emenda 12FO </text:p>
          </table:table-cell>
          <table:table-cell table:number-columns-repeated="2" office:value-type="currency" office:currency="BRL" office:value="118" calcext:value-type="currency">
            <text:p>R$ 118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it 3 Placa LGX </text:p>
          </table:table-cell>
          <table:table-cell office:value-type="currency" office:currency="BRL" office:value="63" calcext:value-type="currency">
            <text:p>R$ 63,00</text:p>
          </table:table-cell>
          <table:table-cell office:value-type="currency" office:currency="BRL" office:value="252" calcext:value-type="currency">
            <text:p>R$ 252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ch Panel 24P Furukawa </text:p>
          </table:table-cell>
          <table:table-cell office:value-type="currency" office:currency="BRL" office:value="760" calcext:value-type="currency">
            <text:p>R$ 760,00</text:p>
          </table:table-cell>
          <table:table-cell office:value-type="currency" office:currency="BRL" office:value="3040" calcext:value-type="currency">
            <text:p>R$ 3.04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letrocalhas em T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currency" office:currency="BRL" office:value="144" calcext:value-type="currency">
            <text:p>R$ 144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etrocalhas em L</text:p>
          </table:table-cell>
          <table:table-cell office:value-type="currency" office:currency="BRL" office:value="8" calcext:value-type="currency">
            <text:p>R$ 8,00</text:p>
          </table:table-cell>
          <table:table-cell office:value-type="currency" office:currency="BRL" office:value="80" calcext:value-type="currency">
            <text:p>R$ 8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letrocalha perfurada tipo U 3m</text:p>
          </table:table-cell>
          <table:table-cell office:value-type="currency" office:currency="BRL" office:value="70" calcext:value-type="currency">
            <text:p>R$ 70,00</text:p>
          </table:table-cell>
          <table:table-cell office:value-type="currency" office:currency="BRL" office:value="2100" calcext:value-type="currency">
            <text:p>R$ 2.100,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letrodutos PVC 3m Tigre</text:p>
          </table:table-cell>
          <table:table-cell office:value-type="currency" office:currency="BRL" office:value="23" calcext:value-type="currency">
            <text:p>R$ 23,00</text:p>
          </table:table-cell>
          <table:table-cell office:value-type="currency" office:currency="BRL" office:value="1840" calcext:value-type="currency">
            <text:p>R$ 1.840,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braçadeiras Eletrodutos</text:p>
          </table:table-cell>
          <table:table-cell office:value-type="currency" office:currency="BRL" office:value="1.5" calcext:value-type="currency">
            <text:p>R$ 1,50</text:p>
          </table:table-cell>
          <table:table-cell office:value-type="currency" office:currency="BRL" office:value="240" calcext:value-type="currency">
            <text:p>R$ 24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dão Duplex MM LC/LC Furukawa 10m </text:p>
          </table:table-cell>
          <table:table-cell office:value-type="currency" office:currency="BRL" office:value="131" calcext:value-type="currency">
            <text:p>R$ 131,00</text:p>
          </table:table-cell>
          <table:table-cell office:value-type="currency" office:currency="BRL" office:value="2620" calcext:value-type="currency">
            <text:p>R$ 2.620,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nectores Gigalan Fêmea Cat6 RJ45 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currency" office:currency="BRL" office:value="2400" calcext:value-type="currency">
            <text:p>R$ 2.400,0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style-name="Default"/>
          <table:table-cell table:formula="of:=SUM([.D2:.D13])" office:value-type="currency" office:currency="BRL" office:value="17792" calcext:value-type="currency">
            <text:p>R$ 17.792,00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1:22:37.79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3:04:13.995000000</meta:creation-date>
    <meta:editing-duration>PT1H18M38S</meta:editing-duration>
    <meta:editing-cycles>2</meta:editing-cycles>
    <meta:generator>LibreOffice/5.0.5.2$Windows_X86_64 LibreOffice_project/55b006a02d247b5f7215fc6ea0fde844b30035b3</meta:generator>
    <dc:title>Orçamento</dc:title>
    <dc:date>2016-08-19T15:01:09.130000000</dc:date>
    <meta:document-statistic meta:table-count="1" meta:cell-count="54" meta:object-count="0"/>
  </office:meta>
</office:document-meta>
</file>